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ample_rate/</text:p>
            <text:p>hop_length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2050" calcext:value-type="float">
            <text:p>22050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4100" calcext:value-type="float">
            <text:p>441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ROUND([.B$1]/[.$A2];2)" office:value-type="float" office:value="62.5" calcext:value-type="float">
            <text:p>62.5</text:p>
          </table:table-cell>
          <table:table-cell table:formula="of:=ROUND([.C$1]/[.$A2];2)" office:value-type="float" office:value="125" calcext:value-type="float">
            <text:p>125</text:p>
          </table:table-cell>
          <table:table-cell table:formula="of:=ROUND([.D$1]/[.$A2];2)" office:value-type="float" office:value="172.27" calcext:value-type="float">
            <text:p>172.27</text:p>
          </table:table-cell>
          <table:table-cell table:formula="of:=ROUND([.E$1]/[.$A2];2)" office:value-type="float" office:value="187.5" calcext:value-type="float">
            <text:p>187.5</text:p>
          </table:table-cell>
          <table:table-cell table:formula="of:=ROUND([.F$1]/[.$A2];2)" office:value-type="float" office:value="250" calcext:value-type="float">
            <text:p>250</text:p>
          </table:table-cell>
          <table:table-cell table:formula="of:=ROUND([.G$1]/[.$A2];2)" office:value-type="float" office:value="344.53" calcext:value-type="float">
            <text:p>344.53</text:p>
          </table:table-cell>
          <table:table-cell table:formula="of:=ROUND([.H$1]/[.$A2];2)" office:value-type="float" office:value="500" calcext:value-type="float">
            <text:p>500</text:p>
          </table:table-cell>
          <table:table-cell table:formula="of:=ROUND([.I$1]/[.$A2];2)"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ROUND([.B$1]/[.$A3];2)" office:value-type="float" office:value="31.25" calcext:value-type="float">
            <text:p>31.25</text:p>
          </table:table-cell>
          <table:table-cell table:formula="of:=ROUND([.C$1]/[.$A3];2)" office:value-type="float" office:value="62.5" calcext:value-type="float">
            <text:p>62.5</text:p>
          </table:table-cell>
          <table:table-cell table:formula="of:=ROUND([.D$1]/[.$A3];2)" office:value-type="float" office:value="86.13" calcext:value-type="float">
            <text:p>86.13</text:p>
          </table:table-cell>
          <table:table-cell table:formula="of:=ROUND([.E$1]/[.$A3];2)" office:value-type="float" office:value="93.75" calcext:value-type="float">
            <text:p>93.75</text:p>
          </table:table-cell>
          <table:table-cell table:formula="of:=ROUND([.F$1]/[.$A3];2)" office:value-type="float" office:value="125" calcext:value-type="float">
            <text:p>125</text:p>
          </table:table-cell>
          <table:table-cell table:formula="of:=ROUND([.G$1]/[.$A3];2)" office:value-type="float" office:value="172.27" calcext:value-type="float">
            <text:p>172.27</text:p>
          </table:table-cell>
          <table:table-cell table:formula="of:=ROUND([.H$1]/[.$A3];2)" office:value-type="float" office:value="250" calcext:value-type="float">
            <text:p>250</text:p>
          </table:table-cell>
          <table:table-cell table:formula="of:=ROUND([.I$1]/[.$A3];2)"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formula="of:=ROUND([.B$1]/[.$A4];2)" office:value-type="float" office:value="15.63" calcext:value-type="float">
            <text:p>15.63</text:p>
          </table:table-cell>
          <table:table-cell table:formula="of:=ROUND([.C$1]/[.$A4];2)" office:value-type="float" office:value="31.25" calcext:value-type="float">
            <text:p>31.25</text:p>
          </table:table-cell>
          <table:table-cell table:formula="of:=ROUND([.D$1]/[.$A4];2)" office:value-type="float" office:value="43.07" calcext:value-type="float">
            <text:p>43.07</text:p>
          </table:table-cell>
          <table:table-cell table:formula="of:=ROUND([.E$1]/[.$A4];2)" office:value-type="float" office:value="46.88" calcext:value-type="float">
            <text:p>46.88</text:p>
          </table:table-cell>
          <table:table-cell table:formula="of:=ROUND([.F$1]/[.$A4];2)" office:value-type="float" office:value="62.5" calcext:value-type="float">
            <text:p>62.5</text:p>
          </table:table-cell>
          <table:table-cell table:formula="of:=ROUND([.G$1]/[.$A4];2)" office:value-type="float" office:value="86.13" calcext:value-type="float">
            <text:p>86.13</text:p>
          </table:table-cell>
          <table:table-cell table:formula="of:=ROUND([.H$1]/[.$A4];2)" office:value-type="float" office:value="125" calcext:value-type="float">
            <text:p>125</text:p>
          </table:table-cell>
          <table:table-cell table:formula="of:=ROUND([.I$1]/[.$A4];2)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ROUND([.B$1]/[.$A5];2)" office:value-type="float" office:value="7.81" calcext:value-type="float">
            <text:p>7.81</text:p>
          </table:table-cell>
          <table:table-cell table:formula="of:=ROUND([.C$1]/[.$A5];2)" office:value-type="float" office:value="15.63" calcext:value-type="float">
            <text:p>15.63</text:p>
          </table:table-cell>
          <table:table-cell table:formula="of:=ROUND([.D$1]/[.$A5];2)" office:value-type="float" office:value="21.53" calcext:value-type="float">
            <text:p>21.53</text:p>
          </table:table-cell>
          <table:table-cell table:formula="of:=ROUND([.E$1]/[.$A5];2)" office:value-type="float" office:value="23.44" calcext:value-type="float">
            <text:p>23.44</text:p>
          </table:table-cell>
          <table:table-cell table:formula="of:=ROUND([.F$1]/[.$A5];2)" office:value-type="float" office:value="31.25" calcext:value-type="float">
            <text:p>31.25</text:p>
          </table:table-cell>
          <table:table-cell table:formula="of:=ROUND([.G$1]/[.$A5];2)" office:value-type="float" office:value="43.07" calcext:value-type="float">
            <text:p>43.07</text:p>
          </table:table-cell>
          <table:table-cell table:formula="of:=ROUND([.H$1]/[.$A5];2)" office:value-type="float" office:value="62.5" calcext:value-type="float">
            <text:p>62.5</text:p>
          </table:table-cell>
          <table:table-cell table:formula="of:=ROUND([.I$1]/[.$A5];2)"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formula="of:=ROUND([.B$1]/[.$A6];2)" office:value-type="float" office:value="3.91" calcext:value-type="float">
            <text:p>3.91</text:p>
          </table:table-cell>
          <table:table-cell table:formula="of:=ROUND([.C$1]/[.$A6];2)" office:value-type="float" office:value="7.81" calcext:value-type="float">
            <text:p>7.81</text:p>
          </table:table-cell>
          <table:table-cell table:formula="of:=ROUND([.D$1]/[.$A6];2)" office:value-type="float" office:value="10.77" calcext:value-type="float">
            <text:p>10.77</text:p>
          </table:table-cell>
          <table:table-cell table:formula="of:=ROUND([.E$1]/[.$A6];2)" office:value-type="float" office:value="11.72" calcext:value-type="float">
            <text:p>11.72</text:p>
          </table:table-cell>
          <table:table-cell table:formula="of:=ROUND([.F$1]/[.$A6];2)" office:value-type="float" office:value="15.63" calcext:value-type="float">
            <text:p>15.63</text:p>
          </table:table-cell>
          <table:table-cell table:formula="of:=ROUND([.G$1]/[.$A6];2)" office:value-type="float" office:value="21.53" calcext:value-type="float">
            <text:p>21.53</text:p>
          </table:table-cell>
          <table:table-cell table:formula="of:=ROUND([.H$1]/[.$A6];2)" office:value-type="float" office:value="31.25" calcext:value-type="float">
            <text:p>31.25</text:p>
          </table:table-cell>
          <table:table-cell table:formula="of:=ROUND([.I$1]/[.$A6];2)" office:value-type="float" office:value="62.5" calcext:value-type="float">
            <text:p>6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20:20:29.508429219</meta:creation-date>
    <dc:date>2021-10-05T20:34:05.414701882</dc:date>
    <meta:editing-duration>PT1M45S</meta:editing-duration>
    <meta:editing-cycles>1</meta:editing-cycles>
    <meta:document-statistic meta:table-count="1" meta:cell-count="54" meta:object-count="0"/>
    <meta:generator>LibreOffice/7.2.0.4$Linux_X86_64 LibreOffice_project/9a9c6381e3f7a62afc1329bd359cc48accb6435b</meta:generator>
  </office:meta>
</office:document-meta>
</file>